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onospace" svg:font-family="monospace"/>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16pt" fo:font-weight="bold" style:font-size-asian="16pt" style:font-weight-asian="bold" style:font-size-complex="16pt" style:font-weight-complex="bold"/>
    </style:style>
    <style:style style:name="P2" style:family="paragraph" style:parent-style-name="Standard">
      <style:text-properties style:font-name="Trebuchet MS" fo:font-size="22pt" fo:font-weight="bold" style:font-size-asian="22pt" style:font-weight-asian="bold" style:font-size-complex="22pt" style:font-weight-complex="bold"/>
    </style:style>
    <style:style style:name="P3" style:family="paragraph" style:parent-style-name="Standard">
      <style:paragraph-properties fo:padding="0.074cm" fo:border-left="none" fo:border-right="none" fo:border-top="none" fo:border-bottom="0.035cm solid #000000" style:join-border="false"/>
      <style:text-properties style:font-name="Trebuchet MS" fo:font-size="22pt" fo:font-weight="bold" style:font-size-asian="22pt" style:font-weight-asian="bold" style:font-size-complex="22pt" style:font-weight-complex="bold"/>
    </style:style>
    <style:style style:name="P4" style:family="paragraph" style:parent-style-name="Standard">
      <style:paragraph-properties fo:padding="0.074cm" fo:border-left="none" fo:border-right="none" fo:border-top="none" fo:border-bottom="0.035cm solid #000000" style:join-border="false"/>
      <style:text-properties style:font-name="Trebuchet MS" fo:font-size="18pt" fo:font-weight="bold" style:font-size-asian="18pt" style:font-weight-asian="bold" style:font-size-complex="18pt" style:font-weight-complex="bold"/>
    </style:style>
    <style:style style:name="P5" style:family="paragraph" style:parent-style-name="Standard" style:master-page-name="">
      <style:paragraph-properties fo:margin-left="0.979cm" fo:margin-right="1.588cm" fo:text-indent="0cm" style:auto-text-indent="false" style:page-number="auto"/>
      <style:text-properties fo:color="#999999" style:font-name="Trebuchet MS" fo:font-size="14pt" fo:font-weight="normal" style:font-size-asian="14pt" style:font-weight-asian="normal" style:font-size-complex="14pt" style:font-weight-complex="normal"/>
    </style:style>
    <style:style style:name="P6" style:family="paragraph" style:parent-style-name="Standard">
      <style:paragraph-properties fo:margin-left="0.979cm" fo:margin-right="1.588cm" fo:text-indent="0cm" style:auto-text-indent="false"/>
      <style:text-properties fo:color="#000000" style:font-name="Trebuchet MS" fo:font-size="14pt" fo:font-weight="normal" style:font-size-asian="14pt" style:font-weight-asian="normal" style:font-size-complex="14pt" style:font-weight-complex="normal"/>
    </style:style>
    <style:style style:name="P7" style:family="paragraph" style:parent-style-name="Standard">
      <style:paragraph-properties fo:margin-left="0.979cm" fo:margin-right="1.588cm" fo:text-indent="0cm" style:auto-text-indent="false"/>
      <style:text-properties fo:color="#000000" style:font-name="Trebuchet M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979cm" fo:margin-right="1.588cm" fo:text-indent="0cm" style:auto-text-indent="false" style:page-number="auto"/>
      <style:text-properties fo:color="#000000" style:font-name="Trebuchet MS" fo:font-size="12pt" fo:font-weight="normal" style:font-size-asian="12pt" style:font-weight-asian="normal" style:font-size-complex="12pt" style:font-weight-complex="normal"/>
    </style:style>
    <style:style style:name="P9" style:family="paragraph" style:parent-style-name="Standard" style:master-page-name="">
      <style:paragraph-properties fo:margin-left="0.079cm" fo:margin-right="0.265cm" fo:text-indent="0cm" style:auto-text-indent="false" style:page-number="auto" fo:padding="0.074cm" fo:border-left="none" fo:border-right="none" fo:border-top="none" fo:border-bottom="0.035cm solid #000000" style:join-border="false"/>
      <style:text-properties fo:color="#000000" style:font-name="Trebuchet MS" fo:font-size="18pt" fo:font-weight="bold" style:font-size-asian="18pt" style:font-weight-asian="bold" style:font-size-complex="18pt" style:font-weight-complex="bold"/>
    </style:style>
    <style:style style:name="P10" style:family="paragraph" style:parent-style-name="Standard" style:master-page-name="">
      <style:paragraph-properties fo:margin-left="0.026cm" fo:margin-right="1.588cm" fo:text-indent="0cm" style:auto-text-indent="false" style:page-number="auto"/>
      <style:text-properties fo:color="#000000" style:font-name="Trebuchet MS" fo:font-size="12pt" fo:font-weight="normal" style:font-size-asian="12pt" style:font-weight-asian="normal" style:font-size-complex="12pt" style:font-weight-complex="normal"/>
    </style:style>
    <style:style style:name="P11" style:family="paragraph" style:parent-style-name="Standard" style:master-page-name="">
      <style:paragraph-properties fo:margin-left="0.053cm" fo:margin-right="0.079cm" fo:text-indent="0cm" style:auto-text-indent="false" style:page-number="auto" fo:padding="0.074cm" fo:border-left="none" fo:border-right="none" fo:border-top="none" fo:border-bottom="0.035cm solid #000000" style:join-border="false"/>
      <style:text-properties fo:color="#000000" style:font-name="Trebuchet MS" fo:font-size="18pt" fo:font-weight="bold" style:font-size-asian="18pt" style:font-weight-asian="bold" style:font-size-complex="18pt" style:font-weight-complex="bold"/>
    </style:style>
    <style:style style:name="P12" style:family="paragraph" style:parent-style-name="Standard" style:master-page-name="">
      <style:paragraph-properties fo:margin-left="0.026cm" fo:margin-right="0cm" fo:text-indent="0cm" style:auto-text-indent="false" style:page-number="auto" fo:padding="0.074cm" fo:border-left="none" fo:border-right="none" fo:border-top="none" fo:border-bottom="0.035cm solid #000000" style:join-border="false"/>
      <style:text-properties fo:color="#000000" style:font-name="Trebuchet MS" fo:font-size="18pt" fo:font-weight="bold" style:font-size-asian="18pt" style:font-weight-asian="bold" style:font-size-complex="18pt" style:font-weight-complex="bold"/>
    </style:style>
    <style:style style:name="P13" style:family="paragraph" style:parent-style-name="Standard" style:master-page-name="">
      <style:paragraph-properties fo:margin-left="0.026cm" fo:margin-right="0cm" fo:text-indent="0cm" style:auto-text-indent="false" style:page-number="auto" fo:padding="0.074cm" fo:border-left="none" fo:border-right="none" fo:border-top="none" fo:border-bottom="0.035cm solid #000000" style:join-border="false"/>
      <style:text-properties fo:color="#000000" style:font-name="Trebuchet MS" fo:font-size="18pt" fo:font-weight="bold" style:font-size-asian="18pt" style:font-weight-asian="bold" style:font-size-complex="18pt" style:font-weight-complex="bold"/>
    </style:style>
    <style:style style:name="P14" style:family="paragraph" style:parent-style-name="Standard" style:master-page-name="">
      <style:paragraph-properties fo:margin-left="0.979cm" fo:margin-right="1.614cm" fo:text-indent="0cm" style:auto-text-indent="false" style:page-number="auto"/>
      <style:text-properties fo:color="#000000" style:font-name="Trebuchet MS" fo:font-size="12pt" fo:font-weight="normal" style:font-size-asian="12pt" style:font-weight-asian="normal" style:font-size-complex="12pt" style:font-weight-complex="normal"/>
    </style:style>
    <style:style style:name="P15" style:family="paragraph" style:parent-style-name="Standard">
      <style:paragraph-properties fo:margin-left="0.979cm" fo:margin-right="1.614cm" fo:text-indent="0cm" style:auto-text-indent="false"/>
      <style:text-properties fo:color="#000000" style:font-name="Trebuchet M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style:font-name="Lucida Console"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USER DOCUMENTATION</text:p>
      <text:p text:style-name="P2"/>
      <text:p text:style-name="P4">How To Install</text:p>
      <text:p text:style-name="P5"/>
      <text:p text:style-name="P6"><text:span text:style-name="T1">In order to get our software up and running on your system, you must have Oracle Instant Client 11g. <text:s/>That can be obtained here: </text:span><text:a xlink:type="simple" xlink:href="http://www.oracle.com/technetwork/database/features/instant-client/index-097480.html" text:style-name="Internet_20_link" text:visited-style-name="Visited_20_Internet_20_Link"><text:span text:style-name="T1">http://www.oracle.com/technetwork/database/features/instant-client/index-097480.html</text:span></text:a></text:p>
      <text:p text:style-name="P6"><text:span text:style-name="T1">Our system was built and compiled with this version, however it is likely that other versions would also work just as well. <text:s/></text:span></text:p>
      <text:p text:style-name="P6"><text:span text:style-name="T1"/></text:p>
      <text:p text:style-name="P6"><text:span text:style-name="T1">You must also have PHP installed on your system. <text:s/>That can be obtained from here: </text:span></text:p>
      <text:p text:style-name="P6"><text:a xlink:type="simple" xlink:href="http://php.net/downloads.php" text:style-name="Internet_20_link" text:visited-style-name="Visited_20_Internet_20_Link"><text:span text:style-name="T1">http://php.net/downloads.php</text:span></text:a><text:span text:style-name="T1"><text:line-break/>Version 5 or later must be used.</text:span></text:p>
      <text:p text:style-name="P6"><text:span text:style-name="T1"/></text:p>
      <text:p text:style-name="P6"><text:span text:style-name="T1">Once this is all installed on the system, run the following command from the SQL Command Line:</text:span></text:p>
      <text:p text:style-name="P6"><text:span text:style-name="T1"><text:tab/></text:span></text:p>
      <text:p text:style-name="P6"><text:span text:style-name="T1"><text:tab/></text:span><text:span text:style-name="T2">SQL&gt; @C:/path/to/root/views/html/php/setup.sql</text:span></text:p>
      <text:p text:style-name="P6"><text:span text:style-name="T1"/></text:p>
      <text:p text:style-name="P6"><text:span text:style-name="T1">Then the system should automatically install all of the required files, tables and accounts. <text:s/>The default admin account is:</text:span></text:p>
      <text:p text:style-name="P6"><text:span text:style-name="T1"><text:tab/></text:span><text:span text:style-name="T2">USER: admin</text:span></text:p>
      <text:p text:style-name="P6"><text:span text:style-name="T2"><text:tab/>PASSWORD: password</text:span></text:p>
      <text:p text:style-name="P6"><text:span text:style-name="T2"/></text:p>
      <text:p text:style-name="P6"><text:span text:style-name="T2"/></text:p>
      <text:p text:style-name="P9">How To Login</text:p>
      <text:p text:style-name="P7"/>
      <text:p text:style-name="P7">In order to log in, an administrator account must exist. The initial script that is run, installs an administrator account with: </text:p>
      <text:p text:style-name="P7"/>
      <text:p text:style-name="P7">username: admin </text:p>
      <text:p text:style-name="P7">password: password</text:p>
      <text:p text:style-name="P7"/>
      <text:p text:style-name="P7">From there accounts can be created by the administrator by clicking on the Create Person button. From there, simply fill out the form and click Save Record and the new user will be created. </text:p>
      <text:p text:style-name="P7"/>
      <text:p text:style-name="P7">If a user would like to modify their information, they can click the cog icon in the top right hand corner of their screen. This will take the user to their profile settings page where they may modify whatever personal information they desire such as their password or home address.</text:p>
      <text:p text:style-name="P7"/>
      <text:p text:style-name="P7"><text:soft-page-break/></text:p>
      <text:p text:style-name="P11">User Management</text:p>
      <text:p text:style-name="P10"/>
      <text:p text:style-name="P8">Our system allows for the system administrator to create and manage users. If the administrator would like to create a user, they can click on the Create Person button on the admin home page. From there they fill out the necessary details and click Save Record. It is important to make sure that all inputs in the form are valid. For your convenience we have provided an automatic algorithm to check all form inputs to make sure they are correct. </text:p>
      <text:p text:style-name="P7"/>
      <text:p text:style-name="P7">If an administrator has decided that he or she wishes to modify a user's information they can click on the Edit Person button on the admin home page. From there they enter the first few characters of the the user they would like to edit and autocomplete should do the rest for them. Then the admin is free to edit whatever details they feel are necessary.</text:p>
      <text:p text:style-name="P7"/>
      <text:p text:style-name="P7"/>
      <text:p text:style-name="P12">How To Generate Reports</text:p>
      <text:p text:style-name="P14"/>
      <text:p text:style-name="P15">If a user would like to generate reports they must first log in as an administrator. From there they can click on Search Diagnosis. The administrator can then enter in the search criteria and the dates they would like to limit the search results between. In addition they may also sort the results by the report date. </text:p>
      <text:p text:style-name="P15"/>
      <text:p text:style-name="P15">Once they click search, results will appear as tiles. The administrator can then click on a specific tile to bring up the report which will contain information such as: name, address and testing date.</text:p>
      <text:p text:style-name="P15"/>
      <text:p text:style-name="P15"/>
      <text:p text:style-name="P12">How To Upload Reports</text:p>
      <text:p text:style-name="P14"/>
      <text:p text:style-name="P15">In order to upload medical reports to the database, the user must be a radiologist. Once the user has logged in and are at the home screen for the radiology section, the user can enter a valid patient id and click on Upload Record. It is important to note, that if the patient id is not valid, the form will not be able to be submitted. From there, the radiologist enters in the required information such as the Radiologist ID, Doctor ID and Diagnosis. If they choose, they may also upload some medical images as well. Once they hit the Save Record button, the record is uploaded to the database and a confirmation message should appear.</text:p>
      <text:p text:style-name="P15"/>
      <text:p text:style-name="P15"/>
      <text:p text:style-name="P15"/>
      <text:p text:style-name="P15"/>
      <text:p text:style-name="P15"/>
      <text:p text:style-name="P12"><text:soft-page-break/>Searching</text:p>
      <text:p text:style-name="P14"/>
      <text:p text:style-name="P15">Our system has an incredibly powerful search tool! Any user in the system may use it. For any user, they can simply log in and go to their home screen. From there, just enter the keywords that you wish to search such as "MRI" or "Doctor Smith". The results will be displayed as tiles. The user can click on a tile to expand the radiology record and view things such as the doctor's phone number or the date of the test. The user can also view their medical images in higher resolution by clicking on the thumbnail provided. </text:p>
      <text:p text:style-name="P15"/>
      <text:p text:style-name="P15">One thing that is important to note is that due to privacy concerns a radiologist may only view records that they entered personally, a doctor may only view records of their patients, and a patient may only view his or her own records. An administrator may view any records however. </text:p>
      <text:p text:style-name="P15"/>
      <text:p text:style-name="P15">If the user wishes to sort their results, they may do so by selecting one of the provided radio buttons. They can either sort the records by the date of the test (ascending or descending) or view it with our own special ranking formula.</text:p>
      <text:p text:style-name="P15"/>
      <text:p text:style-name="P15"/>
      <text:p text:style-name="P12">Analyzing Data</text:p>
      <text:p text:style-name="P15"/>
      <text:p text:style-name="P15">Thanks to new Data Cube technology, we are able to provide state of the art data analysis. Our administrators can view complex SQL queries with the touch of a button. </text:p>
      <text:p text:style-name="P15"/>
      <text:p text:style-name="P15">First you have to log in as an administrator, and then click on the Data Analysis button. From there the user is given three variables (in the form of an HTML Select) to manipulate. They can choose the variables from the drop down select and the statistics will be displayed automatically. </text:p>
      <text:p text:style-name="P15"/>
      <text:p text:style-name="P15">The user may also choose to view the statistics on a daily, weekly or yearly basis by clicking the appropriate buttons.</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onospace" svg:font-family="monospace"/>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ad Thiessen</meta:initial-creator>
    <meta:creation-date>2015-04-01T16:41:30.02</meta:creation-date>
    <dc:date>2015-04-01T17:35:41.72</dc:date>
    <dc:creator>Brad Thiessen</dc:creator>
    <meta:editing-duration>PT5M55S</meta:editing-duration>
    <meta:editing-cycles>2</meta:editing-cycles>
    <meta:generator>OpenOffice/4.1.1$Win32 OpenOffice.org_project/411m6$Build-9775</meta:generator>
    <meta:document-statistic meta:table-count="0" meta:image-count="0" meta:object-count="0" meta:page-count="3" meta:paragraph-count="34" meta:word-count="889" meta:character-count="5114"/>
  </office:meta>
</office:document-meta>
</file>